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Paragraphedeliste" style:master-page-name="MP0" style:list-style-name="LFO1" style:family="paragraph">
      <style:paragraph-properties fo:break-before="page" fo:border-top="none" fo:border-left="none" fo:border-bottom="0.0069in solid #0070C0" fo:border-right="none" fo:padding-top="0in" fo:padding-left="0in" fo:padding-bottom="0.0138in" fo:padding-right="0in" style:shadow="none"/>
      <style:text-properties fo:font-weight="bold" style:font-weight-asian="bold" style:font-weight-complex="bold" fo:color="#0070C0" fo:font-size="14pt" style:font-size-asian="14pt" style:font-size-complex="14pt"/>
    </style:style>
    <style:style style:name="P2" style:parent-style-name="Normal" style:family="paragraph">
      <style:paragraph-properties fo:text-align="end" fo:line-height="150%"/>
      <style:text-properties fo:font-size="12pt" style:font-size-asian="12pt" style:font-size-complex="12pt"/>
    </style:style>
    <style:style style:name="P3" style:parent-style-name="Normal" style:family="paragraph">
      <style:paragraph-properties fo:line-height="150%"/>
      <style:text-properties fo:font-size="12pt" style:font-size-asian="12pt" style:font-size-complex="12pt"/>
    </style:style>
    <style:style style:name="P4" style:parent-style-name="Normal" style:family="paragraph">
      <style:paragraph-properties fo:line-height="150%"/>
      <style:text-properties fo:font-size="12pt" style:font-size-asian="12pt" style:font-size-complex="12pt"/>
    </style:style>
    <style:style style:name="P5" style:parent-style-name="Normal" style:family="paragraph">
      <style:paragraph-properties fo:line-height="150%"/>
      <style:text-properties fo:font-size="12pt" style:font-size-asian="12pt" style:font-size-complex="12pt"/>
    </style:style>
    <style:style style:name="P6" style:parent-style-name="Normal" style:family="paragraph">
      <style:paragraph-properties fo:line-height="150%"/>
      <style:text-properties fo:font-size="12pt" style:font-size-asian="12pt" style:font-size-complex="12pt"/>
    </style:style>
    <style:style style:name="P7" style:parent-style-name="Normal" style:family="paragraph">
      <style:paragraph-properties fo:line-height="150%"/>
      <style:text-properties fo:font-size="12pt" style:font-size-asian="12pt" style:font-size-complex="12pt"/>
    </style:style>
    <style:style style:name="P8" style:parent-style-name="Normal" style:family="paragraph">
      <style:paragraph-properties fo:line-height="150%"/>
      <style:text-properties fo:font-size="12pt" style:font-size-asian="12pt" style:font-size-complex="12pt"/>
    </style:style>
    <style:style style:name="P9" style:parent-style-name="Normal" style:family="paragraph">
      <style:paragraph-properties fo:line-height="150%"/>
      <style:text-properties fo:font-size="12pt" style:font-size-asian="12pt" style:font-size-complex="12pt"/>
    </style:style>
    <style:style style:name="P10" style:parent-style-name="Normal" style:family="paragraph">
      <style:paragraph-properties fo:line-height="150%"/>
    </style:style>
    <style:style style:name="T11" style:parent-style-name="Policepardéfaut" style:family="text">
      <style:text-properties fo:font-size="12pt" style:font-size-asian="12pt" style:font-size-complex="12pt"/>
    </style:style>
    <style:style style:name="T12" style:parent-style-name="Policepardéfaut" style:family="text">
      <style:text-properties fo:font-size="12pt" style:font-size-asian="12pt" style:font-size-complex="12pt"/>
    </style:style>
    <style:style style:name="T13" style:parent-style-name="Policepardéfaut" style:family="text">
      <style:text-properties fo:font-size="12pt" style:font-size-asian="12pt" style:font-size-complex="12pt"/>
    </style:style>
    <style:style style:name="T14" style:parent-style-name="Policepardéfaut" style:family="text">
      <style:text-properties fo:font-size="12pt" style:font-size-asian="12pt" style:font-size-complex="12pt"/>
    </style:style>
  </office:automatic-styles>
  <office:body>
    <office:text text:use-soft-page-breaks="true">
      <text:list text:style-name="LFO1">
        <text:list-item text:start-value="1">
          <text:p text:style-name="P1">SYNTHESE PERSONNELLE DE MON EXPERIENCE EN TANT QUE MEMBRE DE L’ÉQUIPE eFileDex</text:p>
        </text:list-item>
      </text:list>
      <text:p text:style-name="P2">Cédric Pinsard</text:p>
      <text:p text:style-name="P3">Au début du projet, nous ne communiquions pas beaucoup. De plus, le groupe était assez mou et ainsi, le projet n’avancait pas très vite.<text:s/>Et c’est ce manque de motivation général au sein du groupe qui nous a énormément ralenti. Je voyais et j’ai su par la suite en parlant avec mes collègues, que j’ai su qu’ils étaient démotivés par la situation et donc le distanciel. Moi, au contraire, c’est une chose que j’apprécie et je ne souffrais pas de cette démotivation. Mais c’est le manque d’envie de mes camarades qui a déteint sur moi. J’ai essayé malgré tout de communiquer pour nous remotiver, mais ne rien voir en retour m’a fait abandonner.<text:s/>Ensuite,<text:s/>c’est<text:s/>après<text:s/>une<text:s/>discussion avec notre professeure de communication,<text:s/>que<text:s/>nous avons décidé de changer et de mieux communiquer entre nous. Nous avons donc fait plus de réunions ce qui<text:s/>nous a remotivés.<text:s/><text:s/>J’ai quand même l’impression d’avoir poussé un collègue qui paraissait<text:s/>être le plus mou<text:s/>à travailler<text:s/>en lui donnant des deadlines.<text:s/>Mais<text:s/>malgré tout, je pense que<text:s/>j’aurais dû beaucoup plus insister, et profiter de ma détermination pour lancer le projet, et proposer des solutions à mon groupe.<text:s/>Mais mon introversion a été un frein à cette action qui aurait pu énormément aider à la bonne réalisation du projet.</text:p>
      <text:p text:style-name="P4">En effet, je suis de nature plutôt réservé même si j’essaye en permanence de m’améliorer en communiquant plus avec les autres.<text:s/>D’ailleurs, une chose très simple que j’ai apprise est de parler plus fort. J’ai toujours eu l’habitude de parler doucement, mais avec le masque, ce n’était plus possible car on ne me comprenait plus du tout. Je me suis donc décidé<text:s/>à<text:s/>parler plus fort de facon à ce que l’on me comprenne, même si cela me parait peu naturel à cause de l’habitude que j’ai prise.<text:s/></text:p>
      <text:p text:style-name="P5">De plus, dans la plupart des projets que j’ai faits, nous n’avons<text:s/>que très peu communiqué car je devais souvent faire la quasi-totalité du projet, mes collèges n’étant pas motivés. Je n’ai donc pas eu énormément d’occasions pour parfaire ma communication.<text:s/>Mais lorsque je sentirai une baisse de motivation dans les équipes de mes projets futurs, je ferai en sorte de remotiver tout le monde en profitant de mon envie que j’ai toujours aux débuts d’un projet.</text:p>
      <text:p text:style-name="P6">Je pense également qu’une des erreurs lors de ce projet a été de ne pas désigner un chef de projet. En effet, choisir une personne dont la mission principale est de gérer toute l’équipe aurait permis une communication plus claire et un meilleur transfert de l’information.<text:s/><text:soft-page-break/>Seulement, comme il nous avait été conseillé de ne pas le faire, nous avons voulu faire sans. Avec le recul je me rends compte que cela nous a beaucoup manqué, surtout qu’étant six personnes pour un projet ne nécessitant pas forcément autant de monde, nous aurions dû<text:s/>en désigner un. <text:s/></text:p>
      <text:p text:style-name="P7">Le principal point positif est que malgré l’extrême<text:s/>hétérogénéité de notre groupe, je n’ai jamais ressenti la moindre tension. Notre équipe était composée de personnes très différentes tant au niveau des idées qu’au niveau des compétences. Mais ce qui nous réunissait était la bienveillance car tout le monde essayait en premanence de trouver les compromis et les idées qui nous allaient à tous. Personne ne restait braqué sur une idées sans accepter de la modifier. Lorsqu’on se parlait, tout le monde écoutait et pouvait donner son avis sans causer la discorde. Egalement, je pense que nous nous sommes tous plu dans ce groupe car l’ambiance était bonne. Malgré un début lent et difficile, je me suis amusé et j’ai pris<text:s/>du<text:s/>plaisir à travailler sur ce projet.<text:s/></text:p>
      <text:p text:style-name="P8">Pour ce qui est des compétences techniques, je regrette de ne pas avoir pu en faire plus faute de temps. Je pense que le manque de communication du début m’a empêché de faire tout ce que j’avais envie de faire. J’ai malgré tout appris beaucoup de choses dans la programmation web qui est pour moi une faiblesse à cause des mauvais cours<text:s/>que j’ai reçus et<text:s/>que je n’ai pu compenser malgré<text:s/>mon travail personnel. Ayant travaillé sur la partie fonctionnelle, j’aurais également apprécié apprendre la partie graphique sur laquelle mes collègues ont travaillé. Je pense d’ailleurs travailler cette partie plus tard et leur demander de m’expliquer pour en apprendre plus, surtout que je la trouve très réussie.<text:s/></text:p>
      <text:p text:style-name="P9">Outre tous ces points, un des apports principaux de ce projet a été la rencontre de mes collègues que je ne connaissais pas et que je suis content d’avoir rencontrés. Je pense qu’ils mont fait évoluer que ce soit techniquement ou encore humainement, en rencontrant de nouveaux profils.<text:s/></text:p>
      <text:p text:style-name="P10"><text:span text:style-name="T11">Enfin, ce projet m’a beaucoup apporté notamment sur les erreurs que nous avons commises sur la communication. Je sais maintenant qu’il faut dès le début mettre tout le monde dans les meilleures dispositions pour travailler et remotiver les trouves si nécessaire. J’ai également appris qu’il fallait régler les problèmes de communication en<text:s/></text:span><text:span text:style-name="T12">organisant des réunions régulières permettant aux informations de circuler et d’atteindre chaque membre<text:s/></text:span><text:soft-page-break/><text:span text:style-name="T13">du groupe. Je pense que désigner un chef de projet est aussi un bon moyen d’améliorer les communications car il peut mettre en place ces réunions, et qu’il gère les différentes parties du projet. Pour ma part, je sais qu’il faut encore que j’améliore ma communication et que je combatte ma timidité afin de tenir un discours plus assuré et plus audible, mais aussi que j’ n’hésite pas à prendre la parole.</text:span><text:span text:style-name="T1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bottom="0in" fo:line-height="100%" fo:margin-left="0.5in">
        <style:tab-stops/>
      </style:paragraph-properties>
      <style:text-properties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fo:font-style="normal" style:font-style-asian="normal" fo:color="#0070C0"/>
    </style:style>
    <style:style style:name="WW_CharLFO1LVL2" style:family="text">
      <style:text-properties style:font-name="Courier New" style:font-name-complex="Times New Roman"/>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Times New Roman"/>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Times New Roman"/>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dc.psd@outlook.fr</meta:initial-creator>
    <dc:creator>cdc.psd@outlook.fr</dc:creator>
    <meta:creation-date>2021-07-06T19:41:00Z</meta:creation-date>
    <dc:date>2021-07-06T21:14:00Z</dc:date>
    <meta:template xlink:href="Normal" xlink:type="simple"/>
    <meta:editing-cycles>1</meta:editing-cycles>
    <meta:editing-duration>PT4320S</meta:editing-duration>
    <meta:document-statistic meta:page-count="3" meta:paragraph-count="10" meta:word-count="841" meta:character-count="5459" meta:row-count="38" meta:non-whitespace-character-count="4628"/>
  </office:meta>
</office:document-meta>
</file>